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EXPERIMENTS LAB ACTIVITY 2022</text:title></text:p>
      <text:p text:style-name="OrgTitle"/>
      <text:p text:style-name="OrgSubtitle"><text:initial-creator>Francisco Vega Reyes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17c5a56">1. Description:</text:a></text:p>
        </text:index-body>
      </text:table-of-content>
      <text:h text:style-name="Heading_20_1" text:outline-level="1" text:is-list-header="false">
<text:bookmark-start text:name="OrgXref.org17c5a56"/>
<text:bookmark text:name="org17c5a56"/>Description:
<text:bookmark-end text:name="OrgXref.org17c5a56"/></text:h>
      <text:p text:style-name="Text_20_body">Projection of experiments fo perform in the LAB in 2022. Schedule to design after meeting.
</text:p>
      <text:list text:style-name="OrgNumberedList" text:continue-numbering="false">
        <text:list-item>
          <text:p text:style-name="Text_20_body"><text:span text:style-name="Bold">Air Table</text:span> 
</text:p>
          <text:list text:style-name="OrgBulletedList" text:continue-numbering="true">
            <text:list-item>
              <text:p text:style-name="Text_20_body"><text:span text:style-name="Underline">Moving wall (Jamming)</text:span>.- Two stages: a) Identical disks (just as a test); b) Bi-disperse system
(to 3D print particles).
</text:p>
            </text:list-item>
            <text:list-item>
              <text:p text:style-name="Text_20_body"><text:span text:style-name="Underline">Static 4 walls (Convection)</text:span>.- Vary air intensity so that we can track evolution of convection. I
would pick 2 or 3 reference particle densities. One at low density, other at moderate density
and a last one at higher density.
</text:p>
            </text:list-item>
          </text:list>
        </text:list-item>
        <text:list-item>
          <text:p text:style-name="Text_20_body"><text:span text:style-name="Bold">Thin layer</text:span> 
</text:p>
          <text:list text:style-name="OrgBulletedList" text:continue-numbering="true">
            <text:list-item>
              <text:p text:style-name="Text_20_body"><text:span text:style-name="Underline">Arrest phase -to- gas phase transition</text:span>.- Pick standard values of frequency and layer height, say
50 Hz and h=1.750 <text:span text:style-name="OrgCode">\( \sigma) \)</text:span>.
</text:p>
            </text:list-item>
            <text:list-item>
              <text:p text:style-name="Text_20_body"><text:span text:style-name="Underline">Thermal memory.-</text:span> Design protoclol for detection and measurement of fast transients.
</text:p>
            </text:list-item>
          </text:list>
        </text:list-item>
      </text:list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Francisco Vega Reyes</dc:creator>
    <meta:initial-creator>Francisco Vega Reyes</meta:initial-creator>
    <dc:date>2022-07-07T20:27:15</dc:date>
    <meta:creation-date>2022-07-07T20:27:15</meta:creation-date>
    <meta:generator>Emacs 26.3 (Org mode 9.5.1)</meta:generator>
    <meta:keyword/>
    <dc:subject/>
    <dc:title>EXPERIMENTS LAB ACTIVITY 2022</dc:title>
  </office:meta>
</office:document-meta>
</file>